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ACOL-0" style:family="table-column">
      <style:table-column-properties fo:break-before="auto" style:column-width="47.99pt"/>
    </style:style>
    <style:style style:name="co2" style:family="table-column">
      <style:table-column-properties fo:break-before="auto" style:column-width="27.01pt"/>
    </style:style>
    <style:style style:name="co3" style:family="table-column">
      <style:table-column-properties fo:break-before="auto" style:column-width="162pt"/>
    </style:style>
    <style:style style:name="co4" style:family="table-column">
      <style:table-column-properties fo:break-before="auto" style:column-width="125.26pt"/>
    </style:style>
    <style:style style:name="co5" style:family="table-column">
      <style:table-column-properties fo:break-before="auto" style:column-width="71.74pt"/>
    </style:style>
    <style:style style:name="co6" style:family="table-column">
      <style:table-column-properties fo:break-before="auto" style:column-width="92.24pt"/>
    </style:style>
    <style:style style:name="co7" style:family="table-column">
      <style:table-column-properties fo:break-before="auto" style:column-width="36pt"/>
    </style:style>
    <style:style style:name="co8" style:family="table-column">
      <style:table-column-properties fo:break-before="auto" style:column-width="43.51pt"/>
    </style:style>
    <style:style style:name="co9" style:family="table-column">
      <style:table-column-properties fo:break-before="auto" style:column-width="31.49pt"/>
    </style:style>
    <style:style style:name="co10" style:family="table-column">
      <style:table-column-properties fo:break-before="auto" style:column-width="64.01pt"/>
    </style:style>
    <style:style style:name="AROW-0" style:family="table-row">
      <style:table-row-properties style:row-height="12.76pt" fo:break-before="auto" style:use-optimal-row-height="true"/>
    </style:style>
    <style:style style:name="ro2" style:family="table-row">
      <style:table-row-properties style:row-height="18.74pt" fo:break-before="auto" style:use-optimal-row-height="false"/>
    </style:style>
    <style:style style:name="ro3" style:family="table-row">
      <style:table-row-properties style:row-height="23.24pt" fo:break-before="auto" style:use-optimal-row-height="true"/>
    </style:style>
    <style:style style:name="ro4" style:family="table-row">
      <style:table-row-properties style:row-height="14.26pt" fo:break-before="auto" style:use-optimal-row-height="false"/>
    </style:style>
    <style:style style:name="ro5" style:family="table-row">
      <style:table-row-properties style:row-height="15pt" fo:break-before="auto" style:use-optimal-row-height="false"/>
    </style:style>
    <style:style style:name="ro6" style:family="table-row">
      <style:table-row-properties style:row-height="45.75pt" fo:break-before="auto" style:use-optimal-row-height="false"/>
    </style:style>
    <style:style style:name="ro7" style:family="table-row">
      <style:table-row-properties style:row-height="34.5pt" fo:break-before="auto" style:use-optimal-row-height="true"/>
    </style:style>
    <style:style style:name="ro8" style:family="table-row">
      <style:table-row-properties style:row-height="12.81pt" fo:break-before="auto" style:use-optimal-row-height="true"/>
    </style:style>
    <style:style style:name="ta-0x92791d0" style:family="table" style:master-page-name="Sheet2">
      <style:table-properties table:display="true" style:writing-mode="lr-tb"/>
    </style:style>
    <style:style style:name="ta-0x9279328" style:family="table" style:master-page-name="Sheet3">
      <style:table-properties table:display="true" style:writing-mode="lr-tb"/>
    </style:style>
    <style:style style:name="ta3" style:family="table" style:master-page-name="Sheet1">
      <style:table-properties table:display="true" style:writing-mode="lr-tb"/>
    </style:style>
    <style:style style:name="ACE-0x928d73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ACE-0x928d7f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ACE-0x928d5b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ACE-0x928d43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ACE-0x928d4f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ACE-0x928d2b0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wrap" fo:border="none" style:rotation-angle="0" style:rotation-align="none" style:shrink-to-fit="false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ACE-0x928d130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ACE-0x928d67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Sheet1" table:style-name="ta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" table:default-cell-style-name="ACE-0x928d430"/>
        <table:table-column table:style-name="co3" table:default-cell-style-name="ACE-0x928d430"/>
        <table:table-column table:style-name="co4" table:default-cell-style-name="ACE-0x928d430"/>
        <table:table-column table:style-name="co5" table:default-cell-style-name="ACE-0x928d430"/>
        <table:table-column table:style-name="co6" table:default-cell-style-name="ACE-0x928d430"/>
        <table:table-column table:style-name="co2" table:default-cell-style-name="ACE-0x928d430"/>
        <table:table-column table:style-name="co7" table:default-cell-style-name="ACE-0x928d430"/>
        <table:table-column table:style-name="co8" table:default-cell-style-name="ACE-0x928d430"/>
        <table:table-column table:style-name="co9" table:default-cell-style-name="ACE-0x928d4f0"/>
        <table:table-column table:style-name="ACOL-0" table:number-columns-repeated="247" table:default-cell-style-name="ACE-0x928d430"/>
        <table:table-row table:style-name="ro2">
          <table:table-cell table:style-name="ACE-0x928d5b0" office:value-type="string" calcext:value-type="string" table:number-columns-spanned="7" table:number-rows-spanned="1">
            <text:p>SPECTRUM ANALYZER BOM : COMPONENTS </text:p>
          </table:table-cell>
          <table:covered-table-cell table:number-columns-repeated="6"/>
          <table:table-cell table:number-columns-repeated="249"/>
        </table:table-row>
        <table:table-row table:style-name="AROW-0">
          <table:table-cell table:number-columns-repeated="2"/>
          <table:table-cell table:style-name="ACE-0x928d2b0"/>
          <table:table-cell table:number-columns-repeated="253"/>
        </table:table-row>
        <table:table-row table:style-name="ro3">
          <table:table-cell table:style-name="ACE-0x928d4f0" office:value-type="string" calcext:value-type="string">
            <text:p>ITEM</text:p>
          </table:table-cell>
          <table:table-cell table:style-name="ACE-0x928d4f0" office:value-type="string" calcext:value-type="string">
            <text:p>DESCRIPTION</text:p>
          </table:table-cell>
          <table:table-cell table:style-name="ACE-0x928d2b0" office:value-type="string" calcext:value-type="string">
            <text:p>PART NO </text:p>
          </table:table-cell>
          <table:table-cell table:style-name="ACE-0x928d4f0" office:value-type="string" calcext:value-type="string">
            <text:p>MANF</text:p>
          </table:table-cell>
          <table:table-cell table:style-name="ACE-0x928d4f0" office:value-type="string" calcext:value-type="string">
            <text:p>REF DES </text:p>
          </table:table-cell>
          <table:table-cell table:style-name="ACE-0x928d4f0" office:value-type="string" calcext:value-type="string">
            <text:p>QTY </text:p>
          </table:table-cell>
          <table:table-cell table:style-name="ACE-0x928d4f0" office:value-type="string" calcext:value-type="string">
            <text:p>COST EA</text:p>
          </table:table-cell>
          <table:table-cell table:style-name="ACE-0x928d4f0" office:value-type="string" calcext:value-type="string">
            <text:p>COST EXT</text:p>
          </table:table-cell>
          <table:table-cell office:value-type="string" calcext:value-type="string">
            <text:p>SCH#</text:p>
          </table:table-cell>
          <table:table-cell table:style-name="ACE-0x928d4f0"/>
          <table:table-cell table:number-columns-repeated="246"/>
        </table:table-row>
        <table:table-row table:style-name="AROW-0">
          <table:table-cell table:number-columns-repeated="2"/>
          <table:table-cell table:style-name="ACE-0x928d2b0"/>
          <table:table-cell table:number-columns-repeated="253"/>
        </table:table-row>
        <table:table-row table:style-name="AROW-0">
          <table:table-cell office:value-type="float" office:value="101" calcext:value-type="float">
            <text:p>101</text:p>
          </table:table-cell>
          <table:table-cell office:value-type="string" calcext:value-type="string">
            <text:p>Digital Step Atten</text:p>
          </table:table-cell>
          <table:table-cell table:style-name="ACE-0x928d2b0" office:value-type="string" calcext:value-type="string">
            <text:p>PE43711</text:p>
          </table:table-cell>
          <table:table-cell office:value-type="string" calcext:value-type="string">
            <text:p>PSEMI</text:p>
          </table:table-cell>
          <table:table-cell office:value-type="string" calcext:value-type="string">
            <text:p>U10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47"/>
        </table:table-row>
        <table:table-row table:style-name="AROW-0">
          <table:table-cell office:value-type="float" office:value="102" calcext:value-type="float">
            <text:p>102</text:p>
          </table:table-cell>
          <table:table-cell office:value-type="string" calcext:value-type="string">
            <text:p>LOW PASS FILTERS</text:p>
          </table:table-cell>
          <table:table-cell table:style-name="ACE-0x928d2b0" office:value-type="string" calcext:value-type="string">
            <text:p>LFCN3000D+</text:p>
          </table:table-cell>
          <table:table-cell office:value-type="string" calcext:value-type="string">
            <text:p>MCL</text:p>
          </table:table-cell>
          <table:table-cell office:value-type="string" calcext:value-type="string">
            <text:p>FL101,FL10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47"/>
        </table:table-row>
        <table:table-row table:style-name="AROW-0">
          <table:table-cell office:value-type="float" office:value="103" calcext:value-type="float">
            <text:p>103</text:p>
          </table:table-cell>
          <table:table-cell office:value-type="string" calcext:value-type="string">
            <text:p>GAIN BLOCKS</text:p>
          </table:table-cell>
          <table:table-cell table:style-name="ACE-0x928d2b0" office:value-type="string" calcext:value-type="string">
            <text:p>ERA-2SM+</text:p>
          </table:table-cell>
          <table:table-cell office:value-type="string" calcext:value-type="string">
            <text:p>MCL</text:p>
          </table:table-cell>
          <table:table-cell office:value-type="string" calcext:value-type="string">
            <text:p>U10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47"/>
        </table:table-row>
        <table:table-row table:style-name="AROW-0">
          <table:table-cell office:value-type="float" office:value="104" calcext:value-type="float">
            <text:p>104</text:p>
          </table:table-cell>
          <table:table-cell office:value-type="string" calcext:value-type="string">
            <text:p>MIXER,DBM</text:p>
          </table:table-cell>
          <table:table-cell table:style-name="ACE-0x928d2b0" office:value-type="string" calcext:value-type="string">
            <text:p>SIM-83+</text:p>
          </table:table-cell>
          <table:table-cell office:value-type="string" calcext:value-type="string">
            <text:p>MCL</text:p>
          </table:table-cell>
          <table:table-cell office:value-type="string" calcext:value-type="string">
            <text:p>U10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47"/>
        </table:table-row>
        <table:table-row table:style-name="ro3">
          <table:table-cell office:value-type="float" office:value="105" calcext:value-type="float">
            <text:p>105</text:p>
          </table:table-cell>
          <table:table-cell office:value-type="string" calcext:value-type="string">
            <text:p>CAPS,SMT BB</text:p>
          </table:table-cell>
          <table:table-cell table:style-name="ACE-0x928d2b0" office:value-type="string" calcext:value-type="string">
            <text:p>530L104KT16T</text:p>
          </table:table-cell>
          <table:table-cell office:value-type="string" calcext:value-type="string">
            <text:p>ATC</text:p>
          </table:table-cell>
          <table:table-cell office:value-type="string" calcext:value-type="string">
            <text:p>C101,C102,C103,C107,C10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47"/>
        </table:table-row>
        <table:table-row table:style-name="ro3">
          <table:table-cell office:value-type="float" office:value="106" calcext:value-type="float">
            <text:p>106</text:p>
          </table:table-cell>
          <table:table-cell office:value-type="string" calcext:value-type="string">
            <text:p>CAPS, SMD 0.1uF,16V,X7R</text:p>
          </table:table-cell>
          <table:table-cell table:style-name="ACE-0x928d2b0" office:value-type="float" office:value="885012205037" calcext:value-type="float">
            <text:p>885012205037</text:p>
          </table:table-cell>
          <table:table-cell office:value-type="string" calcext:value-type="string">
            <text:p>WURTH</text:p>
          </table:table-cell>
          <table:table-cell office:value-type="string" calcext:value-type="string">
            <text:p>C104,C106,C11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47"/>
        </table:table-row>
        <table:table-row table:style-name="AROW-0">
          <table:table-cell office:value-type="float" office:value="107" calcext:value-type="float">
            <text:p>107</text:p>
          </table:table-cell>
          <table:table-cell office:value-type="string" calcext:value-type="string">
            <text:p>CAPS,SMD,22pF,0402</text:p>
          </table:table-cell>
          <table:table-cell table:style-name="ACE-0x928d2b0" office:value-type="float" office:value="885012005057" calcext:value-type="float">
            <text:p>885012005057</text:p>
          </table:table-cell>
          <table:table-cell office:value-type="string" calcext:value-type="string">
            <text:p>WURTH</text:p>
          </table:table-cell>
          <table:table-cell office:value-type="string" calcext:value-type="string">
            <text:p>C105,C10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47"/>
        </table:table-row>
        <table:table-row table:style-name="ro3">
          <table:table-cell office:value-type="float" office:value="108" calcext:value-type="float">
            <text:p>108</text:p>
          </table:table-cell>
          <table:table-cell office:value-type="string" calcext:value-type="string">
            <text:p>RES, SMD, 1K</text:p>
          </table:table-cell>
          <table:table-cell table:style-name="ACE-0x928d2b0" office:value-type="string" calcext:value-type="string">
            <text:p>CRCW04021K00FKEDC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R101,R102,R10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47"/>
        </table:table-row>
        <table:table-row table:style-name="ro3">
          <table:table-cell office:value-type="float" office:value="109" calcext:value-type="float">
            <text:p>109</text:p>
          </table:table-cell>
          <table:table-cell office:value-type="string" calcext:value-type="string">
            <text:p>RES,SMD,51,1/8W</text:p>
          </table:table-cell>
          <table:table-cell table:style-name="ACE-0x928d2b0" office:value-type="string" calcext:value-type="string">
            <text:p>CRCW080551R0FKEA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R104,R105,R106,R10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47"/>
        </table:table-row>
        <table:table-row table:style-name="AROW-0">
          <table:table-cell office:value-type="float" office:value="110" calcext:value-type="float">
            <text:p>110</text:p>
          </table:table-cell>
          <table:table-cell office:value-type="string" calcext:value-type="string">
            <text:p>IND, SMD,22nH,0603</text:p>
          </table:table-cell>
          <table:table-cell table:style-name="ACE-0x928d2b0" office:value-type="string" calcext:value-type="string">
            <text:p>0603CS-R22XJEU</text:p>
          </table:table-cell>
          <table:table-cell office:value-type="string" calcext:value-type="string">
            <text:p>COILCRAFT</text:p>
          </table:table-cell>
          <table:table-cell office:value-type="string" calcext:value-type="string">
            <text:p>L10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47"/>
        </table:table-row>
        <table:table-row table:style-name="AROW-0">
          <table:table-cell office:value-type="float" office:value="111" calcext:value-type="float">
            <text:p>111</text:p>
          </table:table-cell>
          <table:table-cell office:value-type="string" calcext:value-type="string">
            <text:p>GAIN BLOCKS</text:p>
          </table:table-cell>
          <table:table-cell table:style-name="ACE-0x928d2b0" office:value-type="string" calcext:value-type="string">
            <text:p>ERA-1SM+</text:p>
          </table:table-cell>
          <table:table-cell office:value-type="string" calcext:value-type="string">
            <text:p>MCL</text:p>
          </table:table-cell>
          <table:table-cell office:value-type="string" calcext:value-type="string">
            <text:p>U10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47"/>
        </table:table-row>
        <table:table-row table:style-name="AROW-0">
          <table:table-cell office:value-type="float" office:value="112" calcext:value-type="float">
            <text:p>112</text:p>
          </table:table-cell>
          <table:table-cell office:value-type="string" calcext:value-type="string">
            <text:p>IND, SMD,3.3nH,0402</text:p>
          </table:table-cell>
          <table:table-cell table:style-name="ACE-0x928d2b0" office:value-type="string" calcext:value-type="string">
            <text:p>0402CS-3N3XJEU</text:p>
          </table:table-cell>
          <table:table-cell office:value-type="string" calcext:value-type="string">
            <text:p>COILCRAFT</text:p>
          </table:table-cell>
          <table:table-cell office:value-type="string" calcext:value-type="string">
            <text:p>L102</text:p>
          </table:table-cell>
          <table:table-cell office:value-type="float" office:value="1" calcext:value-type="float">
            <text:p>1</text:p>
          </table:table-cell>
          <table:table-cell table:number-columns-repeated="250"/>
        </table:table-row>
        <table:table-row table:style-name="ro4">
          <table:table-cell table:number-columns-repeated="2"/>
          <table:table-cell table:style-name="ACE-0x928d2b0"/>
          <table:table-cell table:number-columns-repeated="253"/>
        </table:table-row>
        <table:table-row table:style-name="AROW-0">
          <table:table-cell table:number-columns-repeated="2"/>
          <table:table-cell table:style-name="ACE-0x928d2b0"/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47"/>
        </table:table-row>
        <table:table-row table:style-name="AROW-0">
          <table:table-cell office:value-type="float" office:value="201" calcext:value-type="float">
            <text:p>201</text:p>
          </table:table-cell>
          <table:table-cell office:value-type="string" calcext:value-type="string">
            <text:p>GAIN BLOCKS</text:p>
          </table:table-cell>
          <table:table-cell table:style-name="ACE-0x928d2b0" office:value-type="string" calcext:value-type="string">
            <text:p>ERA-2SM+</text:p>
          </table:table-cell>
          <table:table-cell office:value-type="string" calcext:value-type="string">
            <text:p>MCL</text:p>
          </table:table-cell>
          <table:table-cell office:value-type="string" calcext:value-type="string">
            <text:p>U20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47"/>
        </table:table-row>
        <table:table-row table:style-name="AROW-0">
          <table:table-cell office:value-type="float" office:value="202" calcext:value-type="float">
            <text:p>202</text:p>
          </table:table-cell>
          <table:table-cell office:value-type="string" calcext:value-type="string">
            <text:p>MIXER,ACTIVE</text:p>
          </table:table-cell>
          <table:table-cell table:style-name="ACE-0x928d2b0" office:value-type="string" calcext:value-type="string">
            <text:p>LTC5562IUC#TRPBF 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U20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47"/>
        </table:table-row>
        <table:table-row table:style-name="AROW-0">
          <table:table-cell office:value-type="float" office:value="203" calcext:value-type="float">
            <text:p>203</text:p>
          </table:table-cell>
          <table:table-cell office:value-type="string" calcext:value-type="string">
            <text:p>BANDPASS FILTERS</text:p>
          </table:table-cell>
          <table:table-cell table:style-name="ACE-0x928d2b0" office:value-type="string" calcext:value-type="string">
            <text:p>3600BP15M600</text:p>
          </table:table-cell>
          <table:table-cell office:value-type="string" calcext:value-type="string">
            <text:p>JTI</text:p>
          </table:table-cell>
          <table:table-cell office:value-type="string" calcext:value-type="string">
            <text:p>FL201,FL20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47"/>
        </table:table-row>
        <table:table-row table:style-name="AROW-0">
          <table:table-cell office:value-type="float" office:value="204" calcext:value-type="float">
            <text:p>204</text:p>
          </table:table-cell>
          <table:table-cell office:value-type="string" calcext:value-type="string">
            <text:p>TRANSFORMER</text:p>
          </table:table-cell>
          <table:table-cell table:style-name="ACE-0x928d2b0" office:value-type="string" calcext:value-type="string">
            <text:p>TC1-1-43+</text:p>
          </table:table-cell>
          <table:table-cell office:value-type="string" calcext:value-type="string">
            <text:p>MCL</text:p>
          </table:table-cell>
          <table:table-cell office:value-type="string" calcext:value-type="string">
            <text:p>T20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47"/>
        </table:table-row>
        <table:table-row table:style-name="AROW-0">
          <table:table-cell office:value-type="float" office:value="205" calcext:value-type="float">
            <text:p>205</text:p>
          </table:table-cell>
          <table:table-cell office:value-type="string" calcext:value-type="string">
            <text:p>TRANSFORMER</text:p>
          </table:table-cell>
          <table:table-cell table:style-name="ACE-0x928d2b0" office:value-type="string" calcext:value-type="string">
            <text:p>TC8-1-10LN+</text:p>
          </table:table-cell>
          <table:table-cell office:value-type="string" calcext:value-type="string">
            <text:p>MCL</text:p>
          </table:table-cell>
          <table:table-cell office:value-type="string" calcext:value-type="string">
            <text:p>T20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47"/>
        </table:table-row>
        <table:table-row table:style-name="AROW-0">
          <table:table-cell office:value-type="float" office:value="206" calcext:value-type="float">
            <text:p>206</text:p>
          </table:table-cell>
          <table:table-cell office:value-type="string" calcext:value-type="string">
            <text:p>IND,SMD,10nH,0402</text:p>
          </table:table-cell>
          <table:table-cell table:style-name="ACE-0x928d2b0" office:value-type="string" calcext:value-type="string">
            <text:p>0402CS-10NXJEU</text:p>
          </table:table-cell>
          <table:table-cell office:value-type="string" calcext:value-type="string">
            <text:p>COILCRAFT</text:p>
          </table:table-cell>
          <table:table-cell office:value-type="string" calcext:value-type="string">
            <text:p>L20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47"/>
        </table:table-row>
        <table:table-row table:style-name="AROW-0">
          <table:table-cell office:value-type="float" office:value="207" calcext:value-type="float">
            <text:p>207</text:p>
          </table:table-cell>
          <table:table-cell office:value-type="string" calcext:value-type="string">
            <text:p>IND,SMD, 100nH,0603</text:p>
          </table:table-cell>
          <table:table-cell table:style-name="ACE-0x928d2b0" office:value-type="string" calcext:value-type="string">
            <text:p>0603CS-R10XJEU</text:p>
          </table:table-cell>
          <table:table-cell office:value-type="string" calcext:value-type="string">
            <text:p>COILCRAFT</text:p>
          </table:table-cell>
          <table:table-cell office:value-type="string" calcext:value-type="string">
            <text:p>L202,L20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47"/>
        </table:table-row>
        <table:table-row table:style-name="ro3">
          <table:table-cell office:value-type="float" office:value="208" calcext:value-type="float">
            <text:p>208</text:p>
          </table:table-cell>
          <table:table-cell office:value-type="string" calcext:value-type="string">
            <text:p>CAP,SMD,22pF,NP0,0402</text:p>
          </table:table-cell>
          <table:table-cell table:style-name="ACE-0x928d2b0" office:value-type="float" office:value="885012005057" calcext:value-type="float">
            <text:p>885012005057</text:p>
          </table:table-cell>
          <table:table-cell office:value-type="string" calcext:value-type="string">
            <text:p>WURTH</text:p>
          </table:table-cell>
          <table:table-cell office:value-type="string" calcext:value-type="string">
            <text:p>C201-C204;C21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47"/>
        </table:table-row>
        <table:table-row table:style-name="AROW-0">
          <table:table-cell office:value-type="float" office:value="209" calcext:value-type="float">
            <text:p>209</text:p>
          </table:table-cell>
          <table:table-cell office:value-type="string" calcext:value-type="string">
            <text:p>RES,SMD,51,1/8W</text:p>
          </table:table-cell>
          <table:table-cell table:style-name="ACE-0x928d2b0" office:value-type="string" calcext:value-type="string">
            <text:p>CRCW080551R0FKEA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R201,R20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47"/>
        </table:table-row>
        <table:table-row table:style-name="ro3">
          <table:table-cell office:value-type="float" office:value="210" calcext:value-type="float">
            <text:p>210</text:p>
          </table:table-cell>
          <table:table-cell office:value-type="string" calcext:value-type="string">
            <text:p>CAP, SMD 0.1uF,16V,X7R,0402</text:p>
          </table:table-cell>
          <table:table-cell table:style-name="ACE-0x928d2b0" office:value-type="float" office:value="885012205037" calcext:value-type="float">
            <text:p>885012205037</text:p>
          </table:table-cell>
          <table:table-cell office:value-type="string" calcext:value-type="string">
            <text:p>WURTH</text:p>
          </table:table-cell>
          <table:table-cell office:value-type="string" calcext:value-type="string">
            <text:p>C214,C216,C213,C20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47"/>
        </table:table-row>
        <table:table-row table:style-name="ro5">
          <table:table-cell office:value-type="float" office:value="211" calcext:value-type="float">
            <text:p>211</text:p>
          </table:table-cell>
          <table:table-cell office:value-type="string" calcext:value-type="string">
            <text:p>CAP,SMD,0.01uF,16V,X7R,0402</text:p>
          </table:table-cell>
          <table:table-cell table:style-name="ACE-0x928d2b0" office:value-type="float" office:value="885012205031" calcext:value-type="float">
            <text:p>885012205031</text:p>
          </table:table-cell>
          <table:table-cell office:value-type="string" calcext:value-type="string">
            <text:p>WURTH</text:p>
          </table:table-cell>
          <table:table-cell office:value-type="string" calcext:value-type="string">
            <text:p>C205,C21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47"/>
        </table:table-row>
        <table:table-row table:style-name="AROW-0">
          <table:table-cell office:value-type="float" office:value="212" calcext:value-type="float">
            <text:p>212</text:p>
          </table:table-cell>
          <table:table-cell office:value-type="string" calcext:value-type="string">
            <text:p>RES,SMD,300,0402</text:p>
          </table:table-cell>
          <table:table-cell table:style-name="ACE-0x928d2b0" office:value-type="string" calcext:value-type="string">
            <text:p>CRCW0402300RFKED</text:p>
          </table:table-cell>
          <table:table-cell office:value-type="string" calcext:value-type="string">
            <text:p>VENKEL</text:p>
          </table:table-cell>
          <table:table-cell table:style-name="Gnumeric-default" office:value-type="string" calcext:value-type="string">
            <text:p>R202-R205</text:p>
          </table:table-cell>
          <table:table-cell table:style-name="Gnumeric-default"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47"/>
        </table:table-row>
        <table:table-row table:style-name="AROW-0">
          <table:table-cell office:value-type="float" office:value="213" calcext:value-type="float">
            <text:p>213</text:p>
          </table:table-cell>
          <table:table-cell office:value-type="string" calcext:value-type="string">
            <text:p>RES,SMD,36,0402</text:p>
          </table:table-cell>
          <table:table-cell table:style-name="ACE-0x928d2b0" office:value-type="string" calcext:value-type="string">
            <text:p>CRCW040236R0JNED</text:p>
          </table:table-cell>
          <table:table-cell office:value-type="string" calcext:value-type="string">
            <text:p>VENKEL</text:p>
          </table:table-cell>
          <table:table-cell table:style-name="Gnumeric-default" office:value-type="string" calcext:value-type="string">
            <text:p>R206</text:p>
          </table:table-cell>
          <table:table-cell table:style-name="Gnumeric-default"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47"/>
        </table:table-row>
        <table:table-row table:style-name="AROW-0">
          <table:table-cell table:number-columns-repeated="2"/>
          <table:table-cell table:style-name="ACE-0x928d2b0"/>
          <table:table-cell/>
          <table:table-cell table:style-name="Gnumeric-default" table:number-columns-repeated="2"/>
          <table:table-cell table:number-columns-repeated="250"/>
        </table:table-row>
        <table:table-row table:style-name="AROW-0">
          <table:table-cell table:number-columns-repeated="2"/>
          <table:table-cell table:style-name="ACE-0x928d2b0"/>
          <table:table-cell table:number-columns-repeated="253"/>
        </table:table-row>
        <table:table-row table:style-name="AROW-0">
          <table:table-cell office:value-type="float" office:value="301" calcext:value-type="float">
            <text:p>301</text:p>
          </table:table-cell>
          <table:table-cell office:value-type="string" calcext:value-type="string">
            <text:p>FILTERS,SAW,315MHz</text:p>
          </table:table-cell>
          <table:table-cell table:style-name="ACE-0x928d2b0" office:value-type="string" calcext:value-type="string">
            <text:p>B39321B3741H110</text:p>
          </table:table-cell>
          <table:table-cell office:value-type="string" calcext:value-type="string">
            <text:p>RF360</text:p>
          </table:table-cell>
          <table:table-cell office:value-type="string" calcext:value-type="string">
            <text:p>FL301,FL30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47"/>
        </table:table-row>
        <table:table-row table:style-name="AROW-0">
          <table:table-cell office:value-type="float" office:value="302" calcext:value-type="float">
            <text:p>302</text:p>
          </table:table-cell>
          <table:table-cell office:value-type="string" calcext:value-type="string">
            <text:p>GAIN BLOCKS</text:p>
          </table:table-cell>
          <table:table-cell table:style-name="ACE-0x928d2b0" office:value-type="string" calcext:value-type="string">
            <text:p>ERA-2SM+</text:p>
          </table:table-cell>
          <table:table-cell office:value-type="string" calcext:value-type="string">
            <text:p>MCL</text:p>
          </table:table-cell>
          <table:table-cell office:value-type="string" calcext:value-type="string">
            <text:p>U301,U302,U30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47"/>
        </table:table-row>
        <table:table-row table:style-name="AROW-0">
          <table:table-cell office:value-type="float" office:value="303" calcext:value-type="float">
            <text:p>303</text:p>
          </table:table-cell>
          <table:table-cell office:value-type="string" calcext:value-type="string">
            <text:p>MIXER,ACTIVE</text:p>
          </table:table-cell>
          <table:table-cell table:style-name="ACE-0x928d2b0" office:value-type="string" calcext:value-type="string">
            <text:p>LTC5562IUC#TRPBF 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U30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47"/>
        </table:table-row>
        <table:table-row table:style-name="AROW-0">
          <table:table-cell office:value-type="float" office:value="304" calcext:value-type="float">
            <text:p>304</text:p>
          </table:table-cell>
          <table:table-cell office:value-type="string" calcext:value-type="string">
            <text:p>TRANSFORMER</text:p>
          </table:table-cell>
          <table:table-cell table:style-name="ACE-0x928d2b0" office:value-type="string" calcext:value-type="string">
            <text:p>TC8-1-10LN+</text:p>
          </table:table-cell>
          <table:table-cell office:value-type="string" calcext:value-type="string">
            <text:p>MCL</text:p>
          </table:table-cell>
          <table:table-cell office:value-type="string" calcext:value-type="string">
            <text:p>T30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47"/>
        </table:table-row>
        <table:table-row table:style-name="AROW-0">
          <table:table-cell office:value-type="float" office:value="305" calcext:value-type="float">
            <text:p>305</text:p>
          </table:table-cell>
          <table:table-cell office:value-type="string" calcext:value-type="string">
            <text:p>FILTER,XTAL 45 MHz</text:p>
          </table:table-cell>
          <table:table-cell table:style-name="ACE-0x928d2b0" office:value-type="string" calcext:value-type="string">
            <text:p>ECS-75SMF45A7.5B</text:p>
          </table:table-cell>
          <table:table-cell office:value-type="string" calcext:value-type="string">
            <text:p>ECS</text:p>
          </table:table-cell>
          <table:table-cell office:value-type="string" calcext:value-type="string">
            <text:p>FL303,FL30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47"/>
        </table:table-row>
        <table:table-row table:style-name="AROW-0">
          <table:table-cell office:value-type="float" office:value="306" calcext:value-type="float">
            <text:p>306</text:p>
          </table:table-cell>
          <table:table-cell office:value-type="string" calcext:value-type="string">
            <text:p>RES,SMD 100, 0402</text:p>
          </table:table-cell>
          <table:table-cell table:style-name="ACE-0x928d2b0" office:value-type="string" calcext:value-type="string">
            <text:p>CRCW0402100RJNED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R30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47"/>
        </table:table-row>
        <table:table-row table:style-name="ro3">
          <table:table-cell office:value-type="float" office:value="307" calcext:value-type="float">
            <text:p>307</text:p>
          </table:table-cell>
          <table:table-cell office:value-type="string" calcext:value-type="string">
            <text:p>RES,SMD 110,1/4w </text:p>
          </table:table-cell>
          <table:table-cell table:style-name="ACE-0x928d2b0" office:value-type="string" calcext:value-type="string">
            <text:p>CRCW1206110RFKEA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R301,R302,R309,R310,R311,R31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47"/>
        </table:table-row>
        <table:table-row table:style-name="ro3">
          <table:table-cell office:value-type="float" office:value="308" calcext:value-type="float">
            <text:p>308</text:p>
          </table:table-cell>
          <table:table-cell office:value-type="string" calcext:value-type="string">
            <text:p>IND,SMD,68nH,0603</text:p>
          </table:table-cell>
          <table:table-cell table:style-name="ACE-0x928d2b0" office:value-type="string" calcext:value-type="string">
            <text:p>0603CS-68NXJEU</text:p>
          </table:table-cell>
          <table:table-cell office:value-type="string" calcext:value-type="string">
            <text:p>COILCRAFT</text:p>
          </table:table-cell>
          <table:table-cell office:value-type="string" calcext:value-type="string">
            <text:p>L301-L30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47"/>
        </table:table-row>
        <table:table-row table:style-name="ro3">
          <table:table-cell office:value-type="float" office:value="309" calcext:value-type="float">
            <text:p>309</text:p>
          </table:table-cell>
          <table:table-cell office:value-type="string" calcext:value-type="string">
            <text:p>CAP,SMD,1.8pF,NP0, 0402</text:p>
          </table:table-cell>
          <table:table-cell table:style-name="ACE-0x928d2b0" office:value-type="string" calcext:value-type="string">
            <text:p>GCM1555C1H1R82A16D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C301,C302,C303,C30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47"/>
        </table:table-row>
        <table:table-row table:style-name="ro3">
          <table:table-cell office:value-type="float" office:value="310" calcext:value-type="float">
            <text:p>310</text:p>
          </table:table-cell>
          <table:table-cell office:value-type="string" calcext:value-type="string">
            <text:p>CAP,SMD,20pF,NP0,0402</text:p>
          </table:table-cell>
          <table:table-cell table:style-name="ACE-0x928d2b0" office:value-type="string" calcext:value-type="string">
            <text:p>GCM1555C1H200JA01D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C331,C33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47"/>
        </table:table-row>
        <table:table-row table:style-name="ro3">
          <table:table-cell office:value-type="float" office:value="311" calcext:value-type="float">
            <text:p>311</text:p>
          </table:table-cell>
          <table:table-cell office:value-type="string" calcext:value-type="string">
            <text:p>CAP,SMD,30pF,NP0,0402</text:p>
          </table:table-cell>
          <table:table-cell table:style-name="ACE-0x928d2b0" office:value-type="string" calcext:value-type="string">
            <text:p>GCM1555C1H300JA01J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C323,C324,C325,C32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47"/>
        </table:table-row>
        <table:table-row table:style-name="AROW-0">
          <table:table-cell office:value-type="float" office:value="312" calcext:value-type="float">
            <text:p>312</text:p>
          </table:table-cell>
          <table:table-cell office:value-type="string" calcext:value-type="string">
            <text:p>CAP,SMD,TBD pF</text:p>
          </table:table-cell>
          <table:table-cell table:style-name="ACE-0x928d2b0" office:value-type="string" calcext:value-type="string">
            <text:p>SAT</text:p>
          </table:table-cell>
          <table:table-cell/>
          <table:table-cell office:value-type="string" calcext:value-type="string">
            <text:p>C327-C33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47"/>
        </table:table-row>
        <table:table-row table:style-name="ro6">
          <table:table-cell office:value-type="float" office:value="313" calcext:value-type="float">
            <text:p>313</text:p>
          </table:table-cell>
          <table:table-cell office:value-type="string" calcext:value-type="string">
            <text:p>CAP,SMD,0.01uF,X7R,0402</text:p>
          </table:table-cell>
          <table:table-cell table:style-name="ACE-0x928d2b0" office:value-type="float" office:value="885012205031" calcext:value-type="float">
            <text:p>885012205031</text:p>
          </table:table-cell>
          <table:table-cell office:value-type="string" calcext:value-type="string">
            <text:p>WURTH</text:p>
          </table:table-cell>
          <table:table-cell office:value-type="string" calcext:value-type="string">
            <text:p>C308-C311,C316,C317,C320,C322,C335-C338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47"/>
        </table:table-row>
        <table:table-row table:style-name="ro3">
          <table:table-cell office:value-type="float" office:value="314" calcext:value-type="float">
            <text:p>314</text:p>
          </table:table-cell>
          <table:table-cell office:value-type="string" calcext:value-type="string">
            <text:p>CAP,SMD,0.1uF,X7R,0402</text:p>
          </table:table-cell>
          <table:table-cell table:style-name="ACE-0x928d2b0" office:value-type="float" office:value="885012205037" calcext:value-type="float">
            <text:p>885012205037</text:p>
          </table:table-cell>
          <table:table-cell office:value-type="string" calcext:value-type="string">
            <text:p>WURTH</text:p>
          </table:table-cell>
          <table:table-cell office:value-type="string" calcext:value-type="string">
            <text:p>C321,C333,C33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47"/>
        </table:table-row>
        <table:table-row table:style-name="AROW-0">
          <table:table-cell office:value-type="float" office:value="315" calcext:value-type="float">
            <text:p>315</text:p>
          </table:table-cell>
          <table:table-cell office:value-type="string" calcext:value-type="string">
            <text:p>IND,SMD,36nH,0402</text:p>
          </table:table-cell>
          <table:table-cell table:style-name="ACE-0x928d2b0" office:value-type="string" calcext:value-type="string">
            <text:p>0402CS-36NXJEU</text:p>
          </table:table-cell>
          <table:table-cell office:value-type="string" calcext:value-type="string">
            <text:p>COILCRAFT</text:p>
          </table:table-cell>
          <table:table-cell office:value-type="string" calcext:value-type="string">
            <text:p>L305,L30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47"/>
        </table:table-row>
        <table:table-row table:style-name="AROW-0">
          <table:table-cell office:value-type="float" office:value="316" calcext:value-type="float">
            <text:p>316</text:p>
          </table:table-cell>
          <table:table-cell office:value-type="string" calcext:value-type="string">
            <text:p>IND,SMD,100nH,0603</text:p>
          </table:table-cell>
          <table:table-cell table:style-name="ACE-0x928d2b0" office:value-type="string" calcext:value-type="string">
            <text:p>0603CS-R10XJEU</text:p>
          </table:table-cell>
          <table:table-cell office:value-type="string" calcext:value-type="string">
            <text:p>COILCRAFT</text:p>
          </table:table-cell>
          <table:table-cell office:value-type="string" calcext:value-type="string">
            <text:p>L307,L30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47"/>
        </table:table-row>
        <table:table-row table:style-name="AROW-0">
          <table:table-cell office:value-type="float" office:value="317" calcext:value-type="float">
            <text:p>317</text:p>
          </table:table-cell>
          <table:table-cell office:value-type="string" calcext:value-type="string">
            <text:p>IND,SMD,390nH,0805</text:p>
          </table:table-cell>
          <table:table-cell table:style-name="ACE-0x928d2b0" office:value-type="string" calcext:value-type="string">
            <text:p>0805CS-391XjEU</text:p>
          </table:table-cell>
          <table:table-cell office:value-type="string" calcext:value-type="string">
            <text:p>COILCRAFT</text:p>
          </table:table-cell>
          <table:table-cell office:value-type="string" calcext:value-type="string">
            <text:p>L309,L311-L31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47"/>
        </table:table-row>
        <table:table-row table:style-name="AROW-0">
          <table:table-cell table:style-name="Gnumeric-default" table:number-columns-repeated="2"/>
          <table:table-cell table:style-name="ACE-0x928d130"/>
          <table:table-cell table:style-name="Gnumeric-default" table:number-columns-repeated="3"/>
          <table:table-cell table:number-columns-repeated="250"/>
        </table:table-row>
        <table:table-row table:style-name="AROW-0">
          <table:table-cell/>
          <table:table-cell table:style-name="Gnumeric-default"/>
          <table:table-cell table:style-name="ACE-0x928d130"/>
          <table:table-cell table:number-columns-repeated="253"/>
        </table:table-row>
        <table:table-row table:style-name="AROW-0">
          <table:table-cell office:value-type="float" office:value="401" calcext:value-type="float">
            <text:p>401</text:p>
          </table:table-cell>
          <table:table-cell office:value-type="string" calcext:value-type="string">
            <text:p>Logarithmic Amplifiers</text:p>
          </table:table-cell>
          <table:table-cell table:style-name="ACE-0x928d2b0" office:value-type="string" calcext:value-type="string">
            <text:p>AD8307ARZ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U401,U40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47"/>
        </table:table-row>
        <table:table-row table:style-name="AROW-0">
          <table:table-cell office:value-type="float" office:value="402" calcext:value-type="float">
            <text:p>402</text:p>
          </table:table-cell>
          <table:table-cell office:value-type="string" calcext:value-type="string">
            <text:p>A/D CONV 2-CH</text:p>
          </table:table-cell>
          <table:table-cell table:style-name="ACE-0x928d2b0" office:value-type="string" calcext:value-type="string">
            <text:p>AD7887ARMZ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U40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47"/>
        </table:table-row>
        <table:table-row table:style-name="AROW-0">
          <table:table-cell office:value-type="float" office:value="404" calcext:value-type="float">
            <text:p>404</text:p>
          </table:table-cell>
          <table:table-cell office:value-type="string" calcext:value-type="string">
            <text:p>CAP,SMD,4.7pF,0402,25V,NP0</text:p>
          </table:table-cell>
          <table:table-cell table:style-name="ACE-0x928d2b0" office:value-type="float" office:value="885012005038" calcext:value-type="float">
            <text:p>885012005038</text:p>
          </table:table-cell>
          <table:table-cell office:value-type="string" calcext:value-type="string">
            <text:p>WURTH</text:p>
          </table:table-cell>
          <table:table-cell office:value-type="string" calcext:value-type="string">
            <text:p>C40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47"/>
        </table:table-row>
        <table:table-row table:style-name="AROW-0">
          <table:table-cell office:value-type="float" office:value="405" calcext:value-type="float">
            <text:p>405</text:p>
          </table:table-cell>
          <table:table-cell office:value-type="string" calcext:value-type="string">
            <text:p>CAP,SMD,47pF,0402,25V,NP0</text:p>
          </table:table-cell>
          <table:table-cell table:style-name="ACE-0x928d2b0" office:value-type="float" office:value="885012005044" calcext:value-type="float">
            <text:p>885012005044</text:p>
          </table:table-cell>
          <table:table-cell office:value-type="string" calcext:value-type="string">
            <text:p>WURTH</text:p>
          </table:table-cell>
          <table:table-cell office:value-type="string" calcext:value-type="string">
            <text:p>C40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47"/>
        </table:table-row>
        <table:table-row table:style-name="AROW-0">
          <table:table-cell office:value-type="float" office:value="406" calcext:value-type="float">
            <text:p>406</text:p>
          </table:table-cell>
          <table:table-cell office:value-type="string" calcext:value-type="string">
            <text:p>CAP,SMD,5pF,0402,50V,NP0</text:p>
          </table:table-cell>
          <table:table-cell table:style-name="ACE-0x928d2b0" office:value-type="string" calcext:value-type="string">
            <text:p>GCM1555C1H5R0CA16D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C40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47"/>
        </table:table-row>
        <table:table-row table:style-name="AROW-0">
          <table:table-cell office:value-type="float" office:value="407" calcext:value-type="float">
            <text:p>407</text:p>
          </table:table-cell>
          <table:table-cell office:value-type="string" calcext:value-type="string">
            <text:p>CAP,SMD,39pF,0402,50V,NP0</text:p>
          </table:table-cell>
          <table:table-cell table:style-name="ACE-0x928d2b0" office:value-type="string" calcext:value-type="string">
            <text:p>GCM1555C1H390JA6D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C40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47"/>
        </table:table-row>
        <table:table-row table:style-name="AROW-0">
          <table:table-cell office:value-type="float" office:value="408" calcext:value-type="float">
            <text:p>408</text:p>
          </table:table-cell>
          <table:table-cell office:value-type="string" calcext:value-type="string">
            <text:p>IND,SMD,82nH,0805</text:p>
          </table:table-cell>
          <table:table-cell table:style-name="ACE-0x928d2b0" office:value-type="string" calcext:value-type="string">
            <text:p>0805CS-820XJEU</text:p>
          </table:table-cell>
          <table:table-cell office:value-type="string" calcext:value-type="string">
            <text:p>COILCRAFT</text:p>
          </table:table-cell>
          <table:table-cell office:value-type="string" calcext:value-type="string">
            <text:p>L40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47"/>
        </table:table-row>
        <table:table-row table:style-name="AROW-0">
          <table:table-cell office:value-type="float" office:value="409" calcext:value-type="float">
            <text:p>409</text:p>
          </table:table-cell>
          <table:table-cell office:value-type="string" calcext:value-type="string">
            <text:p>IND,SMD,680nH,0805</text:p>
          </table:table-cell>
          <table:table-cell table:style-name="ACE-0x928d2b0" office:value-type="string" calcext:value-type="string">
            <text:p>0805CS-681XJEU</text:p>
          </table:table-cell>
          <table:table-cell office:value-type="string" calcext:value-type="string">
            <text:p>COILCRAFT</text:p>
          </table:table-cell>
          <table:table-cell office:value-type="string" calcext:value-type="string">
            <text:p>L40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47"/>
        </table:table-row>
        <table:table-row table:style-name="ro7">
          <table:table-cell office:value-type="float" office:value="410" calcext:value-type="float">
            <text:p>410</text:p>
          </table:table-cell>
          <table:table-cell office:value-type="string" calcext:value-type="string">
            <text:p>CAPS, SMD 0.1uF,16V,X7R</text:p>
          </table:table-cell>
          <table:table-cell table:style-name="ACE-0x928d2b0" office:value-type="float" office:value="885012205037" calcext:value-type="float">
            <text:p>885012205037</text:p>
          </table:table-cell>
          <table:table-cell office:value-type="string" calcext:value-type="string">
            <text:p>WURTH</text:p>
          </table:table-cell>
          <table:table-cell office:value-type="string" calcext:value-type="string">
            <text:p>C405-C408;C411,C412,C413,C414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47"/>
        </table:table-row>
        <table:table-row table:style-name="AROW-0">
          <table:table-cell office:value-type="float" office:value="411" calcext:value-type="float">
            <text:p>411</text:p>
          </table:table-cell>
          <table:table-cell office:value-type="string" calcext:value-type="string">
            <text:p>RES, SMD, 1K</text:p>
          </table:table-cell>
          <table:table-cell table:style-name="ACE-0x928d2b0" office:value-type="string" calcext:value-type="string">
            <text:p>CRCW04021K00FKEDC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R403,R40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47"/>
        </table:table-row>
        <table:table-row table:style-name="AROW-0">
          <table:table-cell office:value-type="float" office:value="412" calcext:value-type="float">
            <text:p>412</text:p>
          </table:table-cell>
          <table:table-cell office:value-type="string" calcext:value-type="string">
            <text:p>RES, SMD,4.7 ohm</text:p>
          </table:table-cell>
          <table:table-cell table:style-name="ACE-0x928d2b0" office:value-type="string" calcext:value-type="string">
            <text:p>CRCW04024R70JNED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R401,R402,R40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47"/>
        </table:table-row>
        <table:table-row table:style-name="AROW-0">
          <table:table-cell office:value-type="float" office:value="413" calcext:value-type="float">
            <text:p>413</text:p>
          </table:table-cell>
          <table:table-cell office:value-type="string" calcext:value-type="string">
            <text:p>RES, SMD, 1K</text:p>
          </table:table-cell>
          <table:table-cell table:style-name="ACE-0x928d2b0" office:value-type="string" calcext:value-type="string">
            <text:p>CRCW04021K00FKEDC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R406-R40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47"/>
        </table:table-row>
        <table:table-row table:style-name="AROW-0">
          <table:table-cell office:value-type="float" office:value="414" calcext:value-type="float">
            <text:p>414</text:p>
          </table:table-cell>
          <table:table-cell office:value-type="string" calcext:value-type="string">
            <text:p>OP AMP,RAIL TO RAIL</text:p>
          </table:table-cell>
          <table:table-cell table:style-name="ACE-0x928d2b0" office:value-type="string" calcext:value-type="string">
            <text:p>AD8605ARTZ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U404,U40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47"/>
        </table:table-row>
        <table:table-row table:style-name="AROW-0">
          <table:table-cell table:number-columns-repeated="2"/>
          <table:table-cell table:style-name="ACE-0x928d2b0"/>
          <table:table-cell table:number-columns-repeated="253"/>
        </table:table-row>
        <table:table-row table:style-name="ro3">
          <table:table-cell office:value-type="float" office:value="501" calcext:value-type="float">
            <text:p>501</text:p>
          </table:table-cell>
          <table:table-cell office:value-type="string" calcext:value-type="string">
            <text:p>IC,PLL WITH VCO SYNTH 6800MHz</text:p>
          </table:table-cell>
          <table:table-cell table:style-name="ACE-0x928d2b0" office:value-type="string" calcext:value-type="string">
            <text:p>ADF4356BCPZ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U50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47"/>
        </table:table-row>
        <table:table-row table:style-name="AROW-0">
          <table:table-cell office:value-type="float" office:value="502" calcext:value-type="float">
            <text:p>502</text:p>
          </table:table-cell>
          <table:table-cell office:value-type="string" calcext:value-type="string">
            <text:p>OP AMP,RAIL TO RAIL</text:p>
          </table:table-cell>
          <table:table-cell table:style-name="ACE-0x928d2b0" office:value-type="string" calcext:value-type="string">
            <text:p>AD8605ARTZ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U50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47"/>
        </table:table-row>
        <table:table-row table:style-name="AROW-0">
          <table:table-cell office:value-type="float" office:value="503" calcext:value-type="float">
            <text:p>503</text:p>
          </table:table-cell>
          <table:table-cell table:style-name="Gnumeric-default" office:value-type="string" calcext:value-type="string">
            <text:p>CAP,SMD,10pF,NP0,0402</text:p>
          </table:table-cell>
          <table:table-cell table:style-name="ACE-0x928d130" office:value-type="float" office:value="885012005055" calcext:value-type="float">
            <text:p>885012005055</text:p>
          </table:table-cell>
          <table:table-cell office:value-type="string" calcext:value-type="string">
            <text:p>WURTH</text:p>
          </table:table-cell>
          <table:table-cell office:value-type="string" calcext:value-type="string">
            <text:p>C501,C502,C50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47"/>
        </table:table-row>
        <table:table-row table:style-name="AROW-0">
          <table:table-cell office:value-type="float" office:value="504" calcext:value-type="float">
            <text:p>504</text:p>
          </table:table-cell>
          <table:table-cell office:value-type="string" calcext:value-type="string">
            <text:p>CAPS, SMD 0.1uF,16V,X7R</text:p>
          </table:table-cell>
          <table:table-cell table:style-name="ACE-0x928d2b0" office:value-type="float" office:value="885012205037" calcext:value-type="float">
            <text:p>885012205037</text:p>
          </table:table-cell>
          <table:table-cell office:value-type="string" calcext:value-type="string">
            <text:p>WURTH</text:p>
          </table:table-cell>
          <table:table-cell office:value-type="string" calcext:value-type="string">
            <text:p>C504-C512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47"/>
        </table:table-row>
        <table:table-row table:style-name="AROW-0">
          <table:table-cell office:value-type="float" office:value="505" calcext:value-type="float">
            <text:p>505</text:p>
          </table:table-cell>
          <table:table-cell table:style-name="Gnumeric-default" office:value-type="string" calcext:value-type="string">
            <text:p>CAP,SMD,10pF,NP0,0402</text:p>
          </table:table-cell>
          <table:table-cell table:style-name="ACE-0x928d130" office:value-type="float" office:value="885012005055" calcext:value-type="float">
            <text:p>885012005055</text:p>
          </table:table-cell>
          <table:table-cell office:value-type="string" calcext:value-type="string">
            <text:p>WURTH</text:p>
          </table:table-cell>
          <table:table-cell office:value-type="string" calcext:value-type="string">
            <text:p>C51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47"/>
        </table:table-row>
        <table:table-row table:style-name="AROW-0">
          <table:table-cell office:value-type="float" office:value="506" calcext:value-type="float">
            <text:p>506</text:p>
          </table:table-cell>
          <table:table-cell table:style-name="Gnumeric-default" office:value-type="string" calcext:value-type="string">
            <text:p>CAP,SMD,1pF,NP0,0402</text:p>
          </table:table-cell>
          <table:table-cell table:style-name="ACE-0x928d130" office:value-type="string" calcext:value-type="string">
            <text:p>CU10Y11R0BATUA</text:p>
          </table:table-cell>
          <table:table-cell office:value-type="string" calcext:value-type="string">
            <text:p>AVX</text:p>
          </table:table-cell>
          <table:table-cell office:value-type="string" calcext:value-type="string">
            <text:p>C51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47"/>
        </table:table-row>
        <table:table-row table:style-name="AROW-0">
          <table:table-cell office:value-type="float" office:value="507" calcext:value-type="float">
            <text:p>507</text:p>
          </table:table-cell>
          <table:table-cell office:value-type="string" calcext:value-type="string">
            <text:p>RES, SMD, 1K,0402</text:p>
          </table:table-cell>
          <table:table-cell table:style-name="ACE-0x928d2b0" office:value-type="string" calcext:value-type="string">
            <text:p>CRCW04021K00FKEDC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R501-R50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47"/>
        </table:table-row>
        <table:table-row table:style-name="AROW-0">
          <table:table-cell office:value-type="float" office:value="508" calcext:value-type="float">
            <text:p>508</text:p>
          </table:table-cell>
          <table:table-cell office:value-type="string" calcext:value-type="string">
            <text:p>RES,SMD,560,0402</text:p>
          </table:table-cell>
          <table:table-cell table:style-name="ACE-0x928d2b0" office:value-type="string" calcext:value-type="string">
            <text:p>CRCW0402560RFKED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R50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47"/>
        </table:table-row>
        <table:table-row table:style-name="AROW-0">
          <table:table-cell office:value-type="float" office:value="509" calcext:value-type="float">
            <text:p>509</text:p>
          </table:table-cell>
          <table:table-cell office:value-type="string" calcext:value-type="string">
            <text:p>RES,SMD,150k,0402</text:p>
          </table:table-cell>
          <table:table-cell table:style-name="ACE-0x928d2b0" office:value-type="string" calcext:value-type="string">
            <text:p>CRCW0402150KJNED 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R50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47"/>
        </table:table-row>
        <table:table-row table:style-name="AROW-0">
          <table:table-cell office:value-type="float" office:value="510" calcext:value-type="float">
            <text:p>510</text:p>
          </table:table-cell>
          <table:table-cell table:style-name="Gnumeric-default" office:value-type="string" calcext:value-type="string">
            <text:p>CAP,SMD,10pF,NP0,0402</text:p>
          </table:table-cell>
          <table:table-cell table:style-name="ACE-0x928d130" office:value-type="float" office:value="885012005055" calcext:value-type="float">
            <text:p>885012005055</text:p>
          </table:table-cell>
          <table:table-cell office:value-type="string" calcext:value-type="string">
            <text:p>WURTH</text:p>
          </table:table-cell>
          <table:table-cell office:value-type="string" calcext:value-type="string">
            <text:p>C515-C51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47"/>
        </table:table-row>
        <table:table-row table:style-name="AROW-0">
          <table:table-cell office:value-type="float" office:value="511" calcext:value-type="float">
            <text:p>511</text:p>
          </table:table-cell>
          <table:table-cell office:value-type="string" calcext:value-type="string">
            <text:p>IND, SMD,3.3nH,0402</text:p>
          </table:table-cell>
          <table:table-cell table:style-name="ACE-0x928d2b0" office:value-type="string" calcext:value-type="string">
            <text:p>0402CS-3N3XJEU</text:p>
          </table:table-cell>
          <table:table-cell office:value-type="string" calcext:value-type="string">
            <text:p>COILCRAFT</text:p>
          </table:table-cell>
          <table:table-cell office:value-type="string" calcext:value-type="string">
            <text:p>L50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47"/>
        </table:table-row>
        <table:table-row table:style-name="AROW-0">
          <table:table-cell office:value-type="float" office:value="512" calcext:value-type="float">
            <text:p>512</text:p>
          </table:table-cell>
          <table:table-cell office:value-type="string" calcext:value-type="string">
            <text:p>CAP,SMD,1nF,0603,16V,NP0</text:p>
          </table:table-cell>
          <table:table-cell table:style-name="ACE-0x928d2b0" office:value-type="float" office:value="885012006029" calcext:value-type="float">
            <text:p>885012006029</text:p>
          </table:table-cell>
          <table:table-cell office:value-type="string" calcext:value-type="string">
            <text:p>WURTH</text:p>
          </table:table-cell>
          <table:table-cell office:value-type="string" calcext:value-type="string">
            <text:p>C5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47"/>
        </table:table-row>
        <table:table-row table:style-name="AROW-0">
          <table:table-cell table:number-columns-repeated="2"/>
          <table:table-cell table:style-name="ACE-0x928d2b0"/>
          <table:table-cell table:number-columns-repeated="253"/>
        </table:table-row>
        <table:table-row table:style-name="AROW-0">
          <table:table-cell office:value-type="float" office:value="601" calcext:value-type="float">
            <text:p>601</text:p>
          </table:table-cell>
          <table:table-cell office:value-type="string" calcext:value-type="string">
            <text:p>IC,PLL WITH VCO SYNTH 4400MHz</text:p>
          </table:table-cell>
          <table:table-cell table:style-name="ACE-0x928d2b0" office:value-type="string" calcext:value-type="string">
            <text:p>ADF4355-2BCPZ 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U60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47"/>
        </table:table-row>
        <table:table-row table:style-name="AROW-0">
          <table:table-cell office:value-type="float" office:value="602" calcext:value-type="float">
            <text:p>602</text:p>
          </table:table-cell>
          <table:table-cell office:value-type="string" calcext:value-type="string">
            <text:p>OP AMP,RAIL TO RAIL</text:p>
          </table:table-cell>
          <table:table-cell table:style-name="ACE-0x928d2b0" office:value-type="string" calcext:value-type="string">
            <text:p>AD8605ARTZ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U60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47"/>
        </table:table-row>
        <table:table-row table:style-name="AROW-0">
          <table:table-cell office:value-type="float" office:value="603" calcext:value-type="float">
            <text:p>603</text:p>
          </table:table-cell>
          <table:table-cell table:style-name="Gnumeric-default" office:value-type="string" calcext:value-type="string">
            <text:p>CAP,SMD,10pF,NP0,0402</text:p>
          </table:table-cell>
          <table:table-cell table:style-name="ACE-0x928d130" office:value-type="float" office:value="885012005055" calcext:value-type="float">
            <text:p>885012005055</text:p>
          </table:table-cell>
          <table:table-cell office:value-type="string" calcext:value-type="string">
            <text:p>WURTH</text:p>
          </table:table-cell>
          <table:table-cell office:value-type="string" calcext:value-type="string">
            <text:p>C601,C602,C60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47"/>
        </table:table-row>
        <table:table-row table:style-name="AROW-0">
          <table:table-cell office:value-type="float" office:value="604" calcext:value-type="float">
            <text:p>604</text:p>
          </table:table-cell>
          <table:table-cell office:value-type="string" calcext:value-type="string">
            <text:p>CAPS, SMD 0.1uF,16V,X7R</text:p>
          </table:table-cell>
          <table:table-cell table:style-name="ACE-0x928d2b0" office:value-type="float" office:value="885012205037" calcext:value-type="float">
            <text:p>885012205037</text:p>
          </table:table-cell>
          <table:table-cell office:value-type="string" calcext:value-type="string">
            <text:p>WURTH</text:p>
          </table:table-cell>
          <table:table-cell office:value-type="string" calcext:value-type="string">
            <text:p>C604-C612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47"/>
        </table:table-row>
        <table:table-row table:style-name="AROW-0">
          <table:table-cell office:value-type="float" office:value="605" calcext:value-type="float">
            <text:p>605</text:p>
          </table:table-cell>
          <table:table-cell table:style-name="Gnumeric-default" office:value-type="string" calcext:value-type="string">
            <text:p>CAP,SMD,10pF,NP0,0402</text:p>
          </table:table-cell>
          <table:table-cell table:style-name="ACE-0x928d130" office:value-type="float" office:value="885012005055" calcext:value-type="float">
            <text:p>885012005055</text:p>
          </table:table-cell>
          <table:table-cell office:value-type="string" calcext:value-type="string">
            <text:p>WURTH</text:p>
          </table:table-cell>
          <table:table-cell office:value-type="string" calcext:value-type="string">
            <text:p>C61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47"/>
        </table:table-row>
        <table:table-row table:style-name="AROW-0">
          <table:table-cell office:value-type="float" office:value="606" calcext:value-type="float">
            <text:p>606</text:p>
          </table:table-cell>
          <table:table-cell table:style-name="Gnumeric-default" office:value-type="string" calcext:value-type="string">
            <text:p>CAP,SMD,1pF,NP0,0402</text:p>
          </table:table-cell>
          <table:table-cell table:style-name="ACE-0x928d130" office:value-type="string" calcext:value-type="string">
            <text:p>CU10Y11R0BATUA</text:p>
          </table:table-cell>
          <table:table-cell office:value-type="string" calcext:value-type="string">
            <text:p>AVX</text:p>
          </table:table-cell>
          <table:table-cell office:value-type="string" calcext:value-type="string">
            <text:p>C61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47"/>
        </table:table-row>
        <table:table-row table:style-name="AROW-0">
          <table:table-cell office:value-type="float" office:value="607" calcext:value-type="float">
            <text:p>607</text:p>
          </table:table-cell>
          <table:table-cell office:value-type="string" calcext:value-type="string">
            <text:p>RES, SMD, 1K,0402</text:p>
          </table:table-cell>
          <table:table-cell table:style-name="ACE-0x928d2b0" office:value-type="string" calcext:value-type="string">
            <text:p>CRCW04021K00FKEDC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R601-R60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47"/>
        </table:table-row>
        <table:table-row table:style-name="AROW-0">
          <table:table-cell office:value-type="float" office:value="608" calcext:value-type="float">
            <text:p>608</text:p>
          </table:table-cell>
          <table:table-cell office:value-type="string" calcext:value-type="string">
            <text:p>RES,SMD,560,0402</text:p>
          </table:table-cell>
          <table:table-cell table:style-name="ACE-0x928d2b0" office:value-type="string" calcext:value-type="string">
            <text:p>CRCW0402560RFKED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R60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47"/>
        </table:table-row>
        <table:table-row table:style-name="AROW-0">
          <table:table-cell office:value-type="float" office:value="609" calcext:value-type="float">
            <text:p>609</text:p>
          </table:table-cell>
          <table:table-cell office:value-type="string" calcext:value-type="string">
            <text:p>RES,SMD,150k,0402</text:p>
          </table:table-cell>
          <table:table-cell table:style-name="ACE-0x928d2b0" office:value-type="string" calcext:value-type="string">
            <text:p>CRCW0402150KJNED 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R60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47"/>
        </table:table-row>
        <table:table-row table:style-name="AROW-0">
          <table:table-cell office:value-type="float" office:value="610" calcext:value-type="float">
            <text:p>610</text:p>
          </table:table-cell>
          <table:table-cell office:value-type="string" calcext:value-type="string">
            <text:p>CAPS,SMD,22pF,0402,NP0</text:p>
          </table:table-cell>
          <table:table-cell table:style-name="ACE-0x928d2b0" office:value-type="float" office:value="885012005057" calcext:value-type="float">
            <text:p>885012005057</text:p>
          </table:table-cell>
          <table:table-cell office:value-type="string" calcext:value-type="string">
            <text:p>WURTH</text:p>
          </table:table-cell>
          <table:table-cell office:value-type="string" calcext:value-type="string">
            <text:p>C615,C61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47"/>
        </table:table-row>
        <table:table-row table:style-name="AROW-0">
          <table:table-cell office:value-type="float" office:value="611" calcext:value-type="float">
            <text:p>611</text:p>
          </table:table-cell>
          <table:table-cell office:value-type="string" calcext:value-type="string">
            <text:p>CAP,SMD,1nF,0603,16V,NP0</text:p>
          </table:table-cell>
          <table:table-cell table:style-name="ACE-0x928d2b0" office:value-type="float" office:value="885012006029" calcext:value-type="float">
            <text:p>885012006029</text:p>
          </table:table-cell>
          <table:table-cell office:value-type="string" calcext:value-type="string">
            <text:p>WURTH</text:p>
          </table:table-cell>
          <table:table-cell office:value-type="string" calcext:value-type="string">
            <text:p>C6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47"/>
        </table:table-row>
        <table:table-row table:style-name="AROW-0">
          <table:table-cell table:number-columns-repeated="2"/>
          <table:table-cell table:style-name="ACE-0x928d2b0"/>
          <table:table-cell table:number-columns-repeated="253"/>
        </table:table-row>
        <table:table-row table:style-name="AROW-0">
          <table:table-cell office:value-type="float" office:value="701" calcext:value-type="float">
            <text:p>701</text:p>
          </table:table-cell>
          <table:table-cell office:value-type="string" calcext:value-type="string">
            <text:p>IC,PLL WITH VCO SYNTH 4400MHz</text:p>
          </table:table-cell>
          <table:table-cell table:style-name="ACE-0x928d2b0" office:value-type="string" calcext:value-type="string">
            <text:p>ADF4355-2BCPZ 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U70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47"/>
        </table:table-row>
        <table:table-row table:style-name="AROW-0">
          <table:table-cell office:value-type="float" office:value="702" calcext:value-type="float">
            <text:p>702</text:p>
          </table:table-cell>
          <table:table-cell office:value-type="string" calcext:value-type="string">
            <text:p>OP AMP,RAIL TO RAIL</text:p>
          </table:table-cell>
          <table:table-cell table:style-name="ACE-0x928d2b0" office:value-type="string" calcext:value-type="string">
            <text:p>AD8605ARTZ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U70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47"/>
        </table:table-row>
        <table:table-row table:style-name="AROW-0">
          <table:table-cell office:value-type="float" office:value="703" calcext:value-type="float">
            <text:p>703</text:p>
          </table:table-cell>
          <table:table-cell table:style-name="Gnumeric-default" office:value-type="string" calcext:value-type="string">
            <text:p>CAP,SMD,10pF,NP0,0402</text:p>
          </table:table-cell>
          <table:table-cell table:style-name="ACE-0x928d130" office:value-type="float" office:value="885012005055" calcext:value-type="float">
            <text:p>885012005055</text:p>
          </table:table-cell>
          <table:table-cell office:value-type="string" calcext:value-type="string">
            <text:p>WURTH</text:p>
          </table:table-cell>
          <table:table-cell office:value-type="string" calcext:value-type="string">
            <text:p>C701,C702,C70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47"/>
        </table:table-row>
        <table:table-row table:style-name="AROW-0">
          <table:table-cell office:value-type="float" office:value="704" calcext:value-type="float">
            <text:p>704</text:p>
          </table:table-cell>
          <table:table-cell office:value-type="string" calcext:value-type="string">
            <text:p>CAPS, SMD 0.1uF,16V,X7R</text:p>
          </table:table-cell>
          <table:table-cell table:style-name="ACE-0x928d2b0" office:value-type="float" office:value="885012205037" calcext:value-type="float">
            <text:p>885012205037</text:p>
          </table:table-cell>
          <table:table-cell office:value-type="string" calcext:value-type="string">
            <text:p>WURTH</text:p>
          </table:table-cell>
          <table:table-cell office:value-type="string" calcext:value-type="string">
            <text:p>C704-C712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47"/>
        </table:table-row>
        <table:table-row table:style-name="AROW-0">
          <table:table-cell office:value-type="float" office:value="705" calcext:value-type="float">
            <text:p>705</text:p>
          </table:table-cell>
          <table:table-cell table:style-name="Gnumeric-default" office:value-type="string" calcext:value-type="string">
            <text:p>CAP,SMD,10pF,NP0,0402</text:p>
          </table:table-cell>
          <table:table-cell table:style-name="ACE-0x928d130" office:value-type="float" office:value="885012005055" calcext:value-type="float">
            <text:p>885012005055</text:p>
          </table:table-cell>
          <table:table-cell office:value-type="string" calcext:value-type="string">
            <text:p>WURTH</text:p>
          </table:table-cell>
          <table:table-cell office:value-type="string" calcext:value-type="string">
            <text:p>C71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47"/>
        </table:table-row>
        <table:table-row table:style-name="AROW-0">
          <table:table-cell office:value-type="float" office:value="706" calcext:value-type="float">
            <text:p>706</text:p>
          </table:table-cell>
          <table:table-cell table:style-name="Gnumeric-default" office:value-type="string" calcext:value-type="string">
            <text:p>CAP,SMD,1pF,NP0,0402</text:p>
          </table:table-cell>
          <table:table-cell table:style-name="ACE-0x928d130" office:value-type="string" calcext:value-type="string">
            <text:p>CU10Y11R0BATUA</text:p>
          </table:table-cell>
          <table:table-cell office:value-type="string" calcext:value-type="string">
            <text:p>AVX</text:p>
          </table:table-cell>
          <table:table-cell office:value-type="string" calcext:value-type="string">
            <text:p>C71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47"/>
        </table:table-row>
        <table:table-row table:style-name="AROW-0">
          <table:table-cell office:value-type="float" office:value="707" calcext:value-type="float">
            <text:p>707</text:p>
          </table:table-cell>
          <table:table-cell office:value-type="string" calcext:value-type="string">
            <text:p>RES, SMD, 1K,0402</text:p>
          </table:table-cell>
          <table:table-cell table:style-name="ACE-0x928d2b0" office:value-type="string" calcext:value-type="string">
            <text:p>CRCW04021K00FKEDC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R701-R70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47"/>
        </table:table-row>
        <table:table-row table:style-name="AROW-0">
          <table:table-cell office:value-type="float" office:value="708" calcext:value-type="float">
            <text:p>708</text:p>
          </table:table-cell>
          <table:table-cell office:value-type="string" calcext:value-type="string">
            <text:p>RES,SMD,560,0402</text:p>
          </table:table-cell>
          <table:table-cell table:style-name="ACE-0x928d2b0" office:value-type="string" calcext:value-type="string">
            <text:p>CRCW0402560RFKED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R70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47"/>
        </table:table-row>
        <table:table-row table:style-name="AROW-0">
          <table:table-cell office:value-type="float" office:value="709" calcext:value-type="float">
            <text:p>709</text:p>
          </table:table-cell>
          <table:table-cell office:value-type="string" calcext:value-type="string">
            <text:p>RES,SMD,150k,0402</text:p>
          </table:table-cell>
          <table:table-cell table:style-name="ACE-0x928d2b0" office:value-type="string" calcext:value-type="string">
            <text:p>CRCW0402150KJNED 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R70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47"/>
        </table:table-row>
        <table:table-row table:style-name="AROW-0">
          <table:table-cell office:value-type="float" office:value="710" calcext:value-type="float">
            <text:p>710</text:p>
          </table:table-cell>
          <table:table-cell office:value-type="string" calcext:value-type="string">
            <text:p>CAPS,SMD,22pF,0402,NP0</text:p>
          </table:table-cell>
          <table:table-cell table:style-name="ACE-0x928d2b0" office:value-type="float" office:value="885012005057" calcext:value-type="float">
            <text:p>885012005057</text:p>
          </table:table-cell>
          <table:table-cell office:value-type="string" calcext:value-type="string">
            <text:p>WURTH</text:p>
          </table:table-cell>
          <table:table-cell office:value-type="string" calcext:value-type="string">
            <text:p>C715,C71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47"/>
        </table:table-row>
        <table:table-row table:style-name="AROW-0">
          <table:table-cell office:value-type="float" office:value="711" calcext:value-type="float">
            <text:p>711</text:p>
          </table:table-cell>
          <table:table-cell office:value-type="string" calcext:value-type="string">
            <text:p>CAP,SMD,1nF,0603,16V,NP0</text:p>
          </table:table-cell>
          <table:table-cell table:style-name="ACE-0x928d2b0" office:value-type="float" office:value="885012006029" calcext:value-type="float">
            <text:p>885012006029</text:p>
          </table:table-cell>
          <table:table-cell office:value-type="string" calcext:value-type="string">
            <text:p>WURTH</text:p>
          </table:table-cell>
          <table:table-cell office:value-type="string" calcext:value-type="string">
            <text:p>C7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47"/>
        </table:table-row>
        <table:table-row table:style-name="AROW-0">
          <table:table-cell table:number-columns-repeated="2"/>
          <table:table-cell table:style-name="ACE-0x928d2b0"/>
          <table:table-cell table:number-columns-repeated="253"/>
        </table:table-row>
        <table:table-row table:style-name="AROW-0">
          <table:table-cell office:value-type="float" office:value="801" calcext:value-type="float">
            <text:p>801</text:p>
          </table:table-cell>
          <table:table-cell office:value-type="string" calcext:value-type="string">
            <text:p>IC,REGULATOR,ADJ,1.5AMP,TO-220</text:p>
          </table:table-cell>
          <table:table-cell table:style-name="ACE-0x928d2b0" office:value-type="string" calcext:value-type="string">
            <text:p>LM317T/NOPB 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U801-U80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47"/>
        </table:table-row>
        <table:table-row table:style-name="AROW-0">
          <table:table-cell office:value-type="float" office:value="802" calcext:value-type="float">
            <text:p>802</text:p>
          </table:table-cell>
          <table:table-cell office:value-type="string" calcext:value-type="string">
            <text:p>CAP,SMD,0.1uf, 25V,0603,X7R</text:p>
          </table:table-cell>
          <table:table-cell table:style-name="ACE-0x928d2b0" office:value-type="float" office:value="885012206071" calcext:value-type="float">
            <text:p>885012206071</text:p>
          </table:table-cell>
          <table:table-cell office:value-type="string" calcext:value-type="string">
            <text:p>WURTH</text:p>
          </table:table-cell>
          <table:table-cell office:value-type="string" calcext:value-type="string">
            <text:p>C801-C80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47"/>
        </table:table-row>
        <table:table-row table:style-name="AROW-0">
          <table:table-cell office:value-type="float" office:value="803" calcext:value-type="float">
            <text:p>803</text:p>
          </table:table-cell>
          <table:table-cell office:value-type="string" calcext:value-type="string">
            <text:p>CAP,SMD,1.0uF,16V,0603,X7R</text:p>
          </table:table-cell>
          <table:table-cell table:style-name="ACE-0x928d2b0" office:value-type="float" office:value="885012206052" calcext:value-type="float">
            <text:p>885012206052</text:p>
          </table:table-cell>
          <table:table-cell office:value-type="string" calcext:value-type="string">
            <text:p>WURTH</text:p>
          </table:table-cell>
          <table:table-cell office:value-type="string" calcext:value-type="string">
            <text:p>C804-C80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47"/>
        </table:table-row>
        <table:table-row table:style-name="AROW-0">
          <table:table-cell office:value-type="float" office:value="804" calcext:value-type="float">
            <text:p>804</text:p>
          </table:table-cell>
          <table:table-cell office:value-type="string" calcext:value-type="string">
            <text:p>RES,SMD,240,0603</text:p>
          </table:table-cell>
          <table:table-cell table:style-name="ACE-0x928d2b0" office:value-type="string" calcext:value-type="string">
            <text:p>CRCW0603240RFKEB 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R801-R80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47"/>
        </table:table-row>
        <table:table-row table:style-name="AROW-0">
          <table:table-cell office:value-type="float" office:value="805" calcext:value-type="float">
            <text:p>805</text:p>
          </table:table-cell>
          <table:table-cell office:value-type="string" calcext:value-type="string">
            <text:p>RES,SMD,1.2K,0603</text:p>
          </table:table-cell>
          <table:table-cell table:style-name="ACE-0x928d2b0" office:value-type="string" calcext:value-type="string">
            <text:p>CRCW06031K21FKEB 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R80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47"/>
        </table:table-row>
        <table:table-row table:style-name="AROW-0">
          <table:table-cell office:value-type="float" office:value="806" calcext:value-type="float">
            <text:p>806</text:p>
          </table:table-cell>
          <table:table-cell office:value-type="string" calcext:value-type="string">
            <text:p>RES,SMD,715,0603</text:p>
          </table:table-cell>
          <table:table-cell table:style-name="ACE-0x928d2b0" office:value-type="string" calcext:value-type="string">
            <text:p>CRCW0603715RFKEA 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R80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47"/>
        </table:table-row>
        <table:table-row table:style-name="AROW-0">
          <table:table-cell office:value-type="float" office:value="807" calcext:value-type="float">
            <text:p>807</text:p>
          </table:table-cell>
          <table:table-cell office:value-type="string" calcext:value-type="string">
            <text:p>RES,SMD,390,0603</text:p>
          </table:table-cell>
          <table:table-cell table:style-name="ACE-0x928d2b0" office:value-type="string" calcext:value-type="string">
            <text:p>CRCW0603390RJNEB 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R80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47"/>
        </table:table-row>
        <table:table-row table:style-name="AROW-0">
          <table:table-cell office:value-type="float" office:value="808" calcext:value-type="float">
            <text:p>808</text:p>
          </table:table-cell>
          <table:table-cell office:value-type="string" calcext:value-type="string">
            <text:p>DIODE,SMD,50V,2AMP</text:p>
          </table:table-cell>
          <table:table-cell table:style-name="ACE-0x928d2b0" office:value-type="string" calcext:value-type="string">
            <text:p>MURA105T3G</text:p>
          </table:table-cell>
          <table:table-cell office:value-type="string" calcext:value-type="string">
            <text:p>ONSEMI</text:p>
          </table:table-cell>
          <table:table-cell office:value-type="string" calcext:value-type="string">
            <text:p>D80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47"/>
        </table:table-row>
        <table:table-row table:style-name="AROW-0" table:number-rows-repeated="2">
          <table:table-cell table:number-columns-repeated="2"/>
          <table:table-cell table:style-name="ACE-0x928d2b0"/>
          <table:table-cell table:number-columns-repeated="253"/>
        </table:table-row>
        <table:table-row table:style-name="AROW-0">
          <table:table-cell office:value-type="float" office:value="901" calcext:value-type="float">
            <text:p>901</text:p>
          </table:table-cell>
          <table:table-cell office:value-type="string" calcext:value-type="string">
            <text:p>OSC,XTAL,SMD,40.000MHZ</text:p>
          </table:table-cell>
          <table:table-cell table:style-name="ACE-0x928d2b0" office:value-type="string" calcext:value-type="string">
            <text:p>ASE-40.000MHZ-L-C-T</text:p>
          </table:table-cell>
          <table:table-cell office:value-type="string" calcext:value-type="string">
            <text:p>ABRACON</text:p>
          </table:table-cell>
          <table:table-cell office:value-type="string" calcext:value-type="string">
            <text:p>U90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47"/>
        </table:table-row>
        <table:table-row table:style-name="AROW-0">
          <table:table-cell office:value-type="float" office:value="902" calcext:value-type="float">
            <text:p>902</text:p>
          </table:table-cell>
          <table:table-cell office:value-type="string" calcext:value-type="string">
            <text:p>OSC,XTAL,SMD,48.000MHZ</text:p>
          </table:table-cell>
          <table:table-cell table:style-name="ACE-0x928d2b0" office:value-type="string" calcext:value-type="string">
            <text:p>ASE-48.000MHZ-L-C-T</text:p>
          </table:table-cell>
          <table:table-cell office:value-type="string" calcext:value-type="string">
            <text:p>ABRACON</text:p>
          </table:table-cell>
          <table:table-cell office:value-type="string" calcext:value-type="string">
            <text:p>U90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47"/>
        </table:table-row>
        <table:table-row table:style-name="AROW-0">
          <table:table-cell office:value-type="float" office:value="903" calcext:value-type="float">
            <text:p>903</text:p>
          </table:table-cell>
          <table:table-cell office:value-type="string" calcext:value-type="string">
            <text:p>CAP,SMD,0.01uF,X7R,0402</text:p>
          </table:table-cell>
          <table:table-cell table:style-name="ACE-0x928d2b0" office:value-type="float" office:value="885012205031" calcext:value-type="float">
            <text:p>885012205031</text:p>
          </table:table-cell>
          <table:table-cell office:value-type="string" calcext:value-type="string">
            <text:p>WURTH</text:p>
          </table:table-cell>
          <table:table-cell office:value-type="string" calcext:value-type="string">
            <text:p>C901,C90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47"/>
        </table:table-row>
        <table:table-row table:style-name="AROW-0">
          <table:table-cell office:value-type="float" office:value="904" calcext:value-type="float">
            <text:p>904</text:p>
          </table:table-cell>
          <table:table-cell office:value-type="string" calcext:value-type="string">
            <text:p>RES,SMD,150k,0402</text:p>
          </table:table-cell>
          <table:table-cell table:style-name="ACE-0x928d2b0" office:value-type="string" calcext:value-type="string">
            <text:p>CRCW0402150KJNED 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R901,R90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47"/>
        </table:table-row>
        <table:table-row table:style-name="AROW-0" table:number-rows-repeated="4">
          <table:table-cell table:number-columns-repeated="2"/>
          <table:table-cell table:style-name="ACE-0x928d2b0"/>
          <table:table-cell table:number-columns-repeated="253"/>
        </table:table-row>
        <table:table-row table:style-name="AROW-0" table:number-rows-repeated="65393">
          <table:table-cell table:number-columns-repeated="256"/>
        </table:table-row>
        <table:table-row table:style-name="AROW-0" table:number-rows-repeated="21">
          <table:table-cell table:style-name="Gnumeric-default" table:number-columns-repeated="8"/>
          <table:table-cell table:style-name="ACE-0x928d670"/>
          <table:table-cell table:style-name="Gnumeric-default" table:number-columns-repeated="247"/>
        </table:table-row>
        <table:table-row table:style-name="AROW-0">
          <table:table-cell table:style-name="Gnumeric-default" table:number-columns-repeated="8"/>
          <table:table-cell table:style-name="ACE-0x928d670"/>
          <table:table-cell table:style-name="Gnumeric-default" table:number-columns-repeated="247"/>
        </table:table-row>
        <table:named-expressions>
          <table:named-expression table:name="Print_Area" table:base-cell-address="$Sheet1.$A$1" table:expression="#REF!"/>
          <table:named-expression table:name="Sheet_Title" table:base-cell-address="$Sheet1.$A$1" table:expression="&quot;Sheet1&quot;"/>
        </table:named-expressions>
      </table:table>
      <table:table table:name="Sheet2" table:style-name="ta-0x92791d0" table:print="true">
        <office:forms form:automatic-focus="false" form:apply-design-mode="false">
          <form:form/>
        </office:forms>
        <table:table-column table:default-cell-style-name="ACE-0x928d730" table:style-name="ACOL-0"/>
        <table:table-column table:default-cell-style-name="ACE-0x928d730" table:style-name="ACOL-0" table:number-columns-repeated="255"/>
        <table:table-row table:style-name="AROW-0">
          <table:table-cell table:number-columns-repeated="256" table:style-name="ACE-0x928d730"/>
        </table:table-row>
        <table:table-row table:style-name="AROW-0">
          <table:table-cell table:number-columns-repeated="256" table:style-name="ACE-0x928d730"/>
        </table:table-row>
        <table:table-row table:style-name="AROW-0" table:number-rows-repeated="65534">
          <table:table-cell table:number-columns-repeated="256" table:style-name="ACE-0x928d730"/>
        </table:table-row>
        <table:named-expressions>
          <table:named-expression table:name="Print_Area" table:expression="of:=#REF!" table:base-cell-address="$'Sheet2'.$A$1"/>
          <table:named-expression table:name="Sheet_Title" table:expression="of:=&quot;Sheet2&quot;" table:base-cell-address="$'Sheet2'.$A$1"/>
        </table:named-expressions>
      </table:table>
      <table:table table:name="Sheet3" table:style-name="ta-0x9279328" table:print="true">
        <office:forms form:automatic-focus="false" form:apply-design-mode="false">
          <form:form/>
        </office:forms>
        <table:table-column table:default-cell-style-name="ACE-0x928d7f0" table:style-name="ACOL-0"/>
        <table:table-column table:default-cell-style-name="ACE-0x928d7f0" table:style-name="ACOL-0" table:number-columns-repeated="255"/>
        <table:table-row table:style-name="AROW-0">
          <table:table-cell table:number-columns-repeated="256" table:style-name="ACE-0x928d7f0"/>
        </table:table-row>
        <table:table-row table:style-name="AROW-0">
          <table:table-cell table:number-columns-repeated="256" table:style-name="ACE-0x928d7f0"/>
        </table:table-row>
        <table:table-row table:style-name="AROW-0" table:number-rows-repeated="65534">
          <table:table-cell table:number-columns-repeated="256" table:style-name="ACE-0x928d7f0"/>
        </table:table-row>
        <table:named-expressions>
          <table:named-expression table:name="Print_Area" table:expression="of:=#REF!" table:base-cell-address="$'Sheet3'.$A$1"/>
          <table:named-expression table:name="Sheet_Title" table:expression="of:=&quot;Sheet3&quot;" table:base-cell-address="$'Sheet3'.$A$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Sans" svg:font-family="San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36pt"/>
      <style:text-properties style:font-name="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family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72pt" fo:margin-bottom="72pt" fo:margin-left="72pt" fo:margin-right="72pt" style:print-page-order="ttb" style:writing-mode="lr-tb" gnm:style-print=" annotations_at_end" style:print="annotations charts drawings grid objects"/>
      <style:header-style>
        <style:header-footer-properties fo:min-height="47.99pt" fo:margin-left="0pt" fo:margin-right="0pt" fo:margin-bottom="0pt" fo:border="none" fo:padding="0pt" style:shadow="none"/>
      </style:header-style>
      <style:footer-style>
        <style:header-footer-properties fo:min-height="47.99pt" fo:margin-left="0pt" fo:margin-right="0pt" fo:margin-top="0pt" fo:border="none" fo:padding="0pt" style:shadow="none"/>
      </style:footer-style>
    </style:page-layout>
    <style:page-layout style:name="Mpm4">
      <style:page-layout-properties fo:page-width="612pt" fo:page-height="792pt" style:num-format="1" style:print-orientation="portrait" fo:margin-top="72pt" fo:margin-bottom="72pt" fo:margin-left="72pt" fo:margin-right="72pt" style:print-page-order="ttb" style:writing-mode="lr-tb" gnm:style-print=" annotations_at_end" style:print="annotations charts drawings objects"/>
      <style:header-style>
        <style:header-footer-properties fo:min-height="47.99pt" fo:margin-left="0pt" fo:margin-right="0pt" fo:margin-bottom="0pt" fo:border="none" fo:padding="0pt" style:shadow="none"/>
      </style:header-style>
      <style:footer-style>
        <style:header-footer-properties fo:min-height="47.99pt" fo:margin-left="0pt" fo:margin-right="0pt" fo:margin-top="0pt" fo:border="none" fo:padding="0pt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heet1" style:page-layout-name="Mpm3">
      <style:header>
        <text:p><text:sheet-name>???</text:sheet-name></text:p>
      </style:header>
      <style:header-left style:display="false"/>
      <style:footer>
        <text:p><text:page-number>1</text:page-number></text:p>
      </style:footer>
      <style:footer-left style:display="false"/>
    </style:master-page>
    <style:master-page style:name="Sheet2" style:page-layout-name="Mpm4">
      <style:header>
        <text:p><text:sheet-name>???</text:sheet-name></text:p>
      </style:header>
      <style:header-left style:display="false"/>
      <style:footer>
        <text:p><text:page-number>1</text:page-number></text:p>
      </style:footer>
      <style:footer-left style:display="false"/>
    </style:master-page>
    <style:master-page style:name="Sheet3" style:page-layout-name="Mpm4">
      <style:header>
        <text:p><text:sheet-name>???</text:sheet-name></text:p>
      </style:header>
      <style:header-left style:display="false"/>
      <style:footer>
        <text:p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03T09:40:29.126000000</dc:date>
    <meta:creation-date>2018-02-10T07:22:18Z</meta:creation-date>
    <meta:generator>LibreOffice/5.3.5.2$Windows_X86_64 LibreOffice_project/50d9bf2b0a79cdb85a3814b592608037a682059d</meta:generator>
    <meta:editing-duration>PT1M56S</meta:editing-duration>
    <meta:editing-cycles>2</meta:editing-cycles>
    <meta:document-statistic meta:table-count="3" meta:cell-count="716" meta:object-count="0"/>
  </office:meta>
</office:document-meta>
</file>